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67e2" officeooo:paragraph-rsid="001667e2"/>
    </style:style>
    <style:style style:name="P2" style:family="paragraph" style:parent-style-name="Standard">
      <style:text-properties officeooo:rsid="001a02d7" officeooo:paragraph-rsid="001a02d7"/>
    </style:style>
    <style:style style:name="P3" style:family="paragraph" style:parent-style-name="Standard">
      <style:text-properties officeooo:rsid="001a02d7" officeooo:paragraph-rsid="001c4b38"/>
    </style:style>
    <style:style style:name="P4" style:family="paragraph" style:parent-style-name="Standard">
      <style:text-properties officeooo:rsid="001a02d7" officeooo:paragraph-rsid="001fd6bd"/>
    </style:style>
    <style:style style:name="P5" style:family="paragraph" style:parent-style-name="Standard" style:list-style-name="L1">
      <style:text-properties officeooo:paragraph-rsid="001383e7"/>
    </style:style>
    <style:style style:name="P6" style:family="paragraph" style:parent-style-name="Standard" style:list-style-name="L1">
      <style:text-properties officeooo:paragraph-rsid="000a1508"/>
    </style:style>
    <style:style style:name="P7" style:family="paragraph" style:parent-style-name="Standard" style:list-style-name="L1">
      <style:text-properties officeooo:rsid="001383e7" officeooo:paragraph-rsid="001383e7"/>
    </style:style>
    <style:style style:name="P8" style:family="paragraph" style:parent-style-name="Standard" style:list-style-name="L1">
      <style:text-properties officeooo:rsid="00096086" officeooo:paragraph-rsid="001383e7"/>
    </style:style>
    <style:style style:name="P9" style:family="paragraph" style:parent-style-name="Standard" style:list-style-name="L1">
      <style:text-properties officeooo:rsid="000a1508" officeooo:paragraph-rsid="000a1508"/>
    </style:style>
    <style:style style:name="P10" style:family="paragraph" style:parent-style-name="Standard" style:list-style-name="L1">
      <style:text-properties officeooo:rsid="000a37e3" officeooo:paragraph-rsid="000a1508"/>
    </style:style>
    <style:style style:name="P11" style:family="paragraph" style:parent-style-name="Standard" style:list-style-name="L1">
      <style:text-properties officeooo:rsid="000a37e3" officeooo:paragraph-rsid="000d627e"/>
    </style:style>
    <style:style style:name="P12" style:family="paragraph" style:parent-style-name="Standard" style:list-style-name="L1">
      <style:text-properties officeooo:rsid="000debe9" officeooo:paragraph-rsid="000debe9"/>
    </style:style>
    <style:style style:name="P13" style:family="paragraph" style:parent-style-name="Standard" style:list-style-name="L1">
      <style:text-properties officeooo:rsid="000e2880" officeooo:paragraph-rsid="000e2880"/>
    </style:style>
    <style:style style:name="P14" style:family="paragraph" style:parent-style-name="Standard" style:list-style-name="L1">
      <style:text-properties officeooo:rsid="000e2880" officeooo:paragraph-rsid="001383e7"/>
    </style:style>
    <style:style style:name="P15" style:family="paragraph" style:parent-style-name="Standard" style:list-style-name="L1">
      <style:text-properties officeooo:rsid="0011b804" officeooo:paragraph-rsid="001383e7"/>
    </style:style>
    <style:style style:name="P16" style:family="paragraph" style:parent-style-name="Standard" style:list-style-name="L1">
      <style:text-properties officeooo:rsid="00157ece" officeooo:paragraph-rsid="00157ece"/>
    </style:style>
    <style:style style:name="P17" style:family="paragraph" style:parent-style-name="Standard" style:list-style-name="L1">
      <style:text-properties officeooo:rsid="001667e2" officeooo:paragraph-rsid="001667e2"/>
    </style:style>
    <style:style style:name="P18" style:family="paragraph" style:parent-style-name="Standard" style:list-style-name="L1">
      <style:text-properties officeooo:rsid="0019a509" officeooo:paragraph-rsid="0019a509"/>
    </style:style>
    <style:style style:name="P19" style:family="paragraph" style:parent-style-name="Standard" style:list-style-name="L1">
      <style:text-properties officeooo:rsid="0017f395" officeooo:paragraph-rsid="0017f395"/>
    </style:style>
    <style:style style:name="P20" style:family="paragraph" style:parent-style-name="Standard" style:list-style-name="L1">
      <style:text-properties officeooo:rsid="0017f395" officeooo:paragraph-rsid="001a02d7"/>
    </style:style>
    <style:style style:name="P21" style:family="paragraph" style:parent-style-name="Standard" style:list-style-name="L1">
      <style:text-properties officeooo:rsid="001a02d7" officeooo:paragraph-rsid="001a02d7"/>
    </style:style>
    <style:style style:name="P22" style:family="paragraph" style:parent-style-name="Standard" style:list-style-name="L1">
      <style:text-properties officeooo:rsid="001a02d7" officeooo:paragraph-rsid="001c4b38"/>
    </style:style>
    <style:style style:name="P23" style:family="paragraph" style:parent-style-name="Standard" style:list-style-name="L1">
      <style:text-properties officeooo:rsid="001a02d7" officeooo:paragraph-rsid="00202038"/>
    </style:style>
    <style:style style:name="P24" style:family="paragraph" style:parent-style-name="Standard" style:list-style-name="L1">
      <style:text-properties officeooo:rsid="001a02d7" officeooo:paragraph-rsid="002c4191"/>
    </style:style>
    <style:style style:name="P25" style:family="paragraph" style:parent-style-name="Standard" style:list-style-name="L1">
      <style:text-properties officeooo:rsid="001a02d7" officeooo:paragraph-rsid="002eb964"/>
    </style:style>
    <style:style style:name="P26" style:family="paragraph" style:parent-style-name="Standard" style:list-style-name="L1">
      <style:text-properties officeooo:rsid="00202038" officeooo:paragraph-rsid="00202038"/>
    </style:style>
    <style:style style:name="P27" style:family="paragraph" style:parent-style-name="Standard" style:list-style-name="L1">
      <style:text-properties officeooo:rsid="0021d1bd" officeooo:paragraph-rsid="0021d1bd"/>
    </style:style>
    <style:style style:name="P28" style:family="paragraph" style:parent-style-name="Standard">
      <style:text-properties officeooo:rsid="0021d1bd" officeooo:paragraph-rsid="0021d1bd"/>
    </style:style>
    <style:style style:name="P29" style:family="paragraph" style:parent-style-name="Standard" style:list-style-name="L1">
      <style:text-properties officeooo:rsid="00232e0b" officeooo:paragraph-rsid="00232e0b"/>
    </style:style>
    <style:style style:name="P30" style:family="paragraph" style:parent-style-name="Standard">
      <style:text-properties officeooo:rsid="00232e0b" officeooo:paragraph-rsid="00232e0b"/>
    </style:style>
    <style:style style:name="P31" style:family="paragraph" style:parent-style-name="Standard" style:list-style-name="L1">
      <style:text-properties officeooo:rsid="00264546" officeooo:paragraph-rsid="00264546"/>
    </style:style>
    <style:style style:name="P32" style:family="paragraph" style:parent-style-name="Standard" style:list-style-name="L1">
      <style:text-properties officeooo:rsid="00264546" officeooo:paragraph-rsid="0028b03e"/>
    </style:style>
    <style:style style:name="P33" style:family="paragraph" style:parent-style-name="Standard" style:list-style-name="L1">
      <style:text-properties officeooo:rsid="00292191" officeooo:paragraph-rsid="00292191"/>
    </style:style>
    <style:style style:name="P34" style:family="paragraph" style:parent-style-name="Standard" style:list-style-name="L1">
      <style:text-properties officeooo:rsid="002a57b3" officeooo:paragraph-rsid="002a57b3"/>
    </style:style>
    <style:style style:name="P35" style:family="paragraph" style:parent-style-name="Standard" style:list-style-name="L1">
      <style:text-properties officeooo:rsid="002a57b3" officeooo:paragraph-rsid="002b49ce"/>
    </style:style>
    <style:style style:name="P36" style:family="paragraph" style:parent-style-name="Standard" style:list-style-name="L1">
      <style:text-properties officeooo:rsid="002b49ce" officeooo:paragraph-rsid="002b49ce"/>
    </style:style>
    <style:style style:name="P37" style:family="paragraph" style:parent-style-name="Standard" style:list-style-name="L1">
      <style:text-properties officeooo:rsid="002b49ce" officeooo:paragraph-rsid="002bf3d3"/>
    </style:style>
    <style:style style:name="P38" style:family="paragraph" style:parent-style-name="Standard">
      <style:text-properties officeooo:rsid="002b49ce" officeooo:paragraph-rsid="002b49ce"/>
    </style:style>
    <style:style style:name="P39" style:family="paragraph" style:parent-style-name="Standard" style:list-style-name="L1">
      <style:text-properties officeooo:rsid="002eb964" officeooo:paragraph-rsid="002eb964"/>
    </style:style>
    <style:style style:name="P40" style:family="paragraph" style:parent-style-name="Standard" style:list-style-name="L1">
      <style:text-properties officeooo:rsid="002ff5fc" officeooo:paragraph-rsid="002ff5fc"/>
    </style:style>
    <style:style style:name="P41" style:family="paragraph" style:parent-style-name="Standard" style:list-style-name="L1">
      <style:text-properties fo:color="#ff0000" officeooo:rsid="002ff5fc" officeooo:paragraph-rsid="002ff5fc"/>
    </style:style>
    <style:style style:name="P42" style:family="paragraph" style:parent-style-name="Standard" style:list-style-name="L1">
      <style:text-properties officeooo:rsid="0031b8ea" officeooo:paragraph-rsid="0031b8ea"/>
    </style:style>
    <style:style style:name="P43" style:family="paragraph" style:parent-style-name="Standard" style:list-style-name="L1">
      <style:text-properties officeooo:rsid="003348f4" officeooo:paragraph-rsid="003348f4"/>
    </style:style>
    <style:style style:name="P44" style:family="paragraph" style:parent-style-name="Standard" style:list-style-name="L1">
      <style:text-properties officeooo:rsid="003413f5" officeooo:paragraph-rsid="003413f5"/>
    </style:style>
    <style:style style:name="P45" style:family="paragraph" style:parent-style-name="Standard" style:list-style-name="L1">
      <style:text-properties officeooo:rsid="003460c1" officeooo:paragraph-rsid="003460c1"/>
    </style:style>
    <style:style style:name="P46" style:family="paragraph" style:parent-style-name="Standard">
      <style:text-properties officeooo:rsid="003460c1" officeooo:paragraph-rsid="003460c1"/>
    </style:style>
    <style:style style:name="P47" style:family="paragraph" style:parent-style-name="Standard" style:list-style-name="L1">
      <style:text-properties officeooo:rsid="003537f7" officeooo:paragraph-rsid="003537f7"/>
    </style:style>
    <style:style style:name="P48" style:family="paragraph" style:parent-style-name="Standard" style:list-style-name="L1">
      <style:text-properties officeooo:rsid="0039e53b" officeooo:paragraph-rsid="0039e53b"/>
    </style:style>
    <style:style style:name="P49" style:family="paragraph" style:parent-style-name="Standard" style:list-style-name="L1">
      <style:text-properties officeooo:rsid="003a9f84" officeooo:paragraph-rsid="003a9f84"/>
    </style:style>
    <style:style style:name="P50" style:family="paragraph" style:parent-style-name="Standard" style:list-style-name="L1">
      <style:text-properties officeooo:rsid="003b9d5b" officeooo:paragraph-rsid="003b9d5b"/>
    </style:style>
    <style:style style:name="P51" style:family="paragraph" style:parent-style-name="Header">
      <style:text-properties officeooo:rsid="003c0556" officeooo:paragraph-rsid="003c0556"/>
    </style:style>
    <style:style style:name="T1" style:family="text">
      <style:text-properties officeooo:rsid="000a1508"/>
    </style:style>
    <style:style style:name="T2" style:family="text">
      <style:text-properties fo:font-variant="normal" fo:text-transform="none" fo:color="#ff3333" style:font-name="sans-serif" fo:font-size="10.5pt" fo:letter-spacing="normal" fo:font-style="normal" fo:font-weight="normal"/>
    </style:style>
    <style:style style:name="T3" style:family="text">
      <style:text-properties fo:color="#ff3333" officeooo:rsid="000a1508"/>
    </style:style>
    <style:style style:name="T4" style:family="text">
      <style:text-properties officeooo:rsid="000e2880"/>
    </style:style>
    <style:style style:name="T5" style:family="text">
      <style:text-properties officeooo:rsid="000f97be"/>
    </style:style>
    <style:style style:name="T6" style:family="text">
      <style:text-properties officeooo:rsid="0011e3f6"/>
    </style:style>
    <style:style style:name="T7" style:family="text">
      <style:text-properties officeooo:rsid="00158285"/>
    </style:style>
    <style:style style:name="T8" style:family="text">
      <style:text-properties officeooo:rsid="001a1537"/>
    </style:style>
    <style:style style:name="T9" style:family="text">
      <style:text-properties officeooo:rsid="001bfd46"/>
    </style:style>
    <style:style style:name="T10" style:family="text">
      <style:text-properties officeooo:rsid="001c4b38"/>
    </style:style>
    <style:style style:name="T11" style:family="text">
      <style:text-properties fo:color="#ff0000" officeooo:rsid="001fd6bd"/>
    </style:style>
    <style:style style:name="T12" style:family="text">
      <style:text-properties officeooo:rsid="00202038"/>
    </style:style>
    <style:style style:name="T13" style:family="text">
      <style:text-properties officeooo:rsid="0027ee40"/>
    </style:style>
    <style:style style:name="T14" style:family="text">
      <style:text-properties officeooo:rsid="0028b03e"/>
    </style:style>
    <style:style style:name="T15" style:family="text">
      <style:text-properties officeooo:rsid="002b49ce"/>
    </style:style>
    <style:style style:name="T16" style:family="text">
      <style:text-properties officeooo:rsid="002bf3d3"/>
    </style:style>
    <style:style style:name="T17" style:family="text">
      <style:text-properties officeooo:rsid="002c4191"/>
    </style:style>
    <style:style style:name="T18" style:family="text">
      <style:text-properties officeooo:rsid="003413f5"/>
    </style:style>
    <style:style style:name="T19" style:family="text">
      <style:text-properties officeooo:rsid="0036a883"/>
    </style:style>
    <style:style style:name="T20" style:family="text">
      <style:text-properties officeooo:rsid="00389b70"/>
    </style:style>
    <style:style style:name="T21" style:family="text">
      <style:text-properties officeooo:rsid="003a9f84"/>
    </style:style>
    <style:style style:name="T22" style:family="text">
      <style:text-properties officeooo:rsid="003c18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28400071445035239" text:style-name="L1">
        <text:list-item>
          <text:p text:style-name="P7">Hh</text:p>
          <text:p text:style-name="P8">Disposit. <text:s/>Inicio <text:s text:c="5"/>Start <text:s text:c="5"/>Final <text:s/>Sectores <text:s text:c="2"/>Size Id Tipo</text:p>
          <text:p text:style-name="P8">/dev/sda1 <text:s/>* <text:s text:c="9"/>206848 <text:s/>307202047 306995200 146,4G <text:s/>7 HPFS/NTFS/exFAT</text:p>
          <text:p text:style-name="P8">/dev/sda2 <text:s text:c="9"/>307202048 <text:s/>731140095 423938048 202,2G <text:s/>7 HPFS/NTFS/exFAT</text:p>
          <text:p text:style-name="P8">/dev/sda3 <text:s text:c="9"/>731140096 1150570495 419430400 <text:s text:c="2"/>200G <text:s/>7 HPFS/NTFS/exFAT</text:p>
          <text:p text:style-name="P8">/dev/sda4 <text:s text:c="8"/>1150572542 1465147391 314574850 <text:s text:c="2"/>150G <text:s/>5 Extendida</text:p>
          <text:p text:style-name="P8">/dev/sda5 <text:s text:c="8"/>1150572544 1182572543 <text:s/>32000000 <text:s/>15,3G 82 Linux swap / Solaris</text:p>
          <text:p text:style-name="P8">/dev/sda6 <text:s text:c="8"/>1182574592 1186572287 <text:s text:c="2"/>3997696 <text:s text:c="2"/>1,9G 83 Linux</text:p>
          <text:p text:style-name="P8">/dev/sda7 <text:s text:c="8"/>1186574336 1266573311 <text:s/>79998976 <text:s/>38,2G 83 Linux</text:p>
          <text:p text:style-name="P8">/dev/sda8 <text:s text:c="8"/>1266575360 1465147391 198572032 <text:s/>94,7G 83 Linux</text:p>
          <text:p text:style-name="P5"/>
        </text:list-item>
        <text:list-item>
          <text:p text:style-name="P8">crea un fichero de llamado prueba sin ninguna extensión.</text:p>
        </text:list-item>
        <text:list-item>
          <text:p text:style-name="P6"><text:span text:style-name="T1">es un fichero de tipo</text:span><text:span text:style-name="T3"> </text:span><text:span text:style-name="T2">regular files</text:span></text:p>
        </text:list-item>
        <text:list-item>
          <text:p text:style-name="P9">me muestra que el archivo es empty que esta vacio</text:p>
        </text:list-item>
        <text:list-item>
          <text:p text:style-name="P10">Después de editar el archivo cambia a ASCII text <text:s/>reconoce que tiene texto</text:p>
        </text:list-item>
        <text:list-item>
          <text:p text:style-name="P11">me muestra el tipo de contenido que tiene HTML document, UTF-8 Unicode text, with very long lines</text:p>
        </text:list-item>
        <text:list-item>
          <text:p text:style-name="P12">En LINUX no hay necesidad de tener una extensión para cada archivo, <text:span text:style-name="T4">lo detecta de acuerdo al contenido. </text:span></text:p>
        </text:list-item>
        <text:list-item>
          <text:p text:style-name="P13"><text:s/></text:p>
          <text:p text:style-name="P14">a) Los datos comunes de un fichero son el nombre, tamaño, fecha de <text:span text:style-name="T5">creación</text:span></text:p>
          <text:p text:style-name="P14">b) <text:span text:style-name="T5">los permisos de cada usuario, <text:s/>a que usuario pertenece a que grupo pertenece la fecha de creación y el nombre</text:span></text:p>
        </text:list-item>
        <text:list-item>
          <text:p text:style-name="P14"/>
          <text:p text:style-name="P15">a) el tipo de fichero de Escritorio es un directorio y la primera letra de su descripción es <text:s/>d</text:p>
          <text:p text:style-name="P15">b) me dice que es un directory </text:p>
          <text:p text:style-name="P15">c) me muestra los meta-datos del directorio</text:p>
        </text:list-item>
        <text:list-item>
          <text:p text:style-name="P15"/>
          <text:p text:style-name="P15">a) Me busca todo los archivos de mi directorio que tienen el nombre de index</text:p>
          <text:p text:style-name="P15">b) Empieza del directorio <text:span text:style-name="T6">a partir de la raiz /</text:span></text:p>
        </text:list-item>
        <text:list-item>
          <text:p text:style-name="P7">El primer carácter es l</text:p>
        </text:list-item>
        <text:list-item>
          <text:p text:style-name="P7"/>
          <text:p text:style-name="P7">drwxrwxr-x <text:s/>5 nhuamani nhuamani <text:s text:c="2"/>4096 abr 27 09:35 angular2</text:p>
          <text:p text:style-name="P7">-rw-rw-r-- <text:s/>1 nhuamani nhuamani <text:s text:c="3"/>484 may 16 08:29 anote.txt</text:p>
          <text:p text:style-name="P7">drwxr-xr-x <text:s/>3 nhuamani nhuamani <text:s/>12288 jun <text:s/>1 21:51 Descargas</text:p>
          <text:p text:style-name="P7">drwxrwxrwx 13 nhuamani nhuamani <text:s text:c="2"/>4096 may 31 06:55 DJANGOPRO</text:p>
          <text:p text:style-name="P7">drwxr-xr-x <text:s/>5 nhuamani nhuamani <text:s text:c="2"/>4096 may <text:s/>6 18:33 Documentos</text:p>
          <text:p text:style-name="P7">drwxrwxr-x <text:s/>8 nhuamani nhuamani <text:s text:c="2"/>4096 may 31 21:27 ENTVIRTUAL</text:p>
          <text:p text:style-name="P7">drwxr-xr-x <text:s/>4 nhuamani nhuamani <text:s text:c="2"/>4096 may 16 10:34 Escritorio</text:p>
          <text:p text:style-name="P7">drwxr-xr-x <text:s/>3 nhuamani nhuamani <text:s text:c="2"/>4096 jun <text:s/>1 21:51 Imágenes</text:p>
          <text:p text:style-name="P7">-rw-rw-r-- <text:s/>1 nhuamani nhuamani 123263 jun <text:s/>2 11:37 index</text:p>
          <text:p text:style-name="P7">-rw-rw-r-- <text:s/>1 nhuamani nhuamani <text:s/>17160 jun <text:s/>2 12:42 informe.odt</text:p>
          <text:p text:style-name="P7">drwxr-xr-x <text:s/>2 nhuamani nhuamani <text:s text:c="2"/>4096 may 31 21:22 Música</text:p>
          <text:p text:style-name="P7">drwxr-xr-x <text:s/>2 nhuamani nhuamani <text:s text:c="2"/>4096 mar 21 16:17 Plantillas</text:p>
          <text:p text:style-name="P7">drwxrwxr-x <text:s/>2 nhuamani nhuamani <text:s text:c="2"/>4096 may 31 21:30 Practic</text:p>
          <text:p text:style-name="P7">-rw-rw-r-- <text:s/>1 nhuamani nhuamani <text:s text:c="4"/>20 jun <text:s/>2 11:26 prueba</text:p>
          <text:p text:style-name="P7">drwxr-xr-x <text:s/>2 nhuamani nhuamani <text:s text:c="2"/>4096 mar 21 16:17 Público</text:p>
          <text:p text:style-name="P7">drwxrwxr-x <text:s/>2 nhuamani nhuamani <text:s text:c="2"/>4096 may 16 08:29 script</text:p>
          <text:p text:style-name="P7">drwxrwxr-x 12 nhuamani nhuamani <text:s text:c="2"/>4096 may 24 23:17 segate</text:p>
          <text:p text:style-name="P7">drwxrwxr-x <text:s/>2 nhuamani nhuamani <text:s text:c="2"/>4096 may 24 21:46 settings</text:p>
          <text:p text:style-name="P7"><text:soft-page-break/>drwxrwxr-x <text:s/>6 nhuamani nhuamani <text:s text:c="2"/>4096 may 22 20:10 soperativos</text:p>
          <text:p text:style-name="P7">drwxr-xr-x <text:s/>2 nhuamani nhuamani <text:s text:c="2"/>4096 may 12 21:15 Vídeos</text:p>
          <text:p text:style-name="P7">drwxrwxr-x <text:s/>6 nhuamani nhuamani <text:s text:c="2"/>4096 may 14 18:56 zonorapag</text:p>
        </text:list-item>
        <text:list-item>
          <text:p text:style-name="P7">---------------------------------</text:p>
        </text:list-item>
        <text:list-item>
          <text:p text:style-name="P16">Los permisos por defecto a cada fichero es <text:s text:c="3"/>-rw-rw-r-- <text:s/><text:span text:style-name="T7">lectura para usuario, grupo y otros, escritura para usuario y grupo</text:span></text:p>
        </text:list-item>
        <text:list-item>
          <text:p text:style-name="P17">quita los permisos de los otros usuarios</text:p>
          <text:p text:style-name="P17">-rw-rw-r-- 1 nhuamani nhuamani <text:s text:c="6"/>0 jun <text:s/>2 13:03 f1</text:p>
          <text:p text:style-name="P17">-rw-rw-r-- 1 nhuamani nhuamani <text:s text:c="6"/>0 jun <text:s/>2 13:03 f2</text:p>
          <text:p text:style-name="P17">-rw-rw-r-- 1 nhuamani nhuamani <text:s text:c="6"/>0 jun <text:s/>2 13:03 f3</text:p>
          <text:p text:style-name="P17">-rw-rw-r-- 1 nhuamani nhuamani <text:s text:c="5"/>18 jun <text:s/>2 13:02 mensaje</text:p>
        </text:list-item>
      </text:list>
      <text:p text:style-name="P1"><text:tab/></text:p>
      <text:p text:style-name="P1"><text:tab/>-rw-rw---- 1 nhuamani nhuamani <text:s text:c="6"/>0 jun <text:s/>2 13:03 f1</text:p>
      <text:p text:style-name="P1"><text:tab/>-rw-rw---- 1 nhuamani nhuamani <text:s text:c="6"/>0 jun <text:s/>2 13:03 f2</text:p>
      <text:p text:style-name="P1"><text:tab/>-rw-rw---- 1 nhuamani nhuamani <text:s text:c="6"/>0 jun <text:s/>2 13:03 f3</text:p>
      <text:list xml:id="list200216526926793" text:continue-numbering="true" text:style-name="L1">
        <text:list-item>
          <text:p text:style-name="P18">Quita los permisos de escritura y ejecuacion <text:s text:c="2"/>“chmod a-rx f1” <text:s text:c="2"/>o <text:s/>“ugo-rx f1”</text:p>
          <text:p text:style-name="P19">-rw-rw---- 1 nhuamani nhuamani <text:s text:c="6"/>0 jun <text:s/>2 13:03 f1<text:tab/></text:p>
          <text:p text:style-name="P19"/>
          <text:p text:style-name="P19">--w--w---- <text:s/>1 nhuamani nhuamani <text:s text:c="6"/>0 jun <text:s/>2 13:03 f1</text:p>
        </text:list-item>
        <text:list-item>
          <text:p text:style-name="P21">Concede el permiso de lectura al propietario “<text:span text:style-name="T8">chmod u+r f1</text:span>”</text:p>
          <text:p text:style-name="P20">--w--w---- <text:s/>1 nhuamani nhuamani <text:s text:c="6"/>0 jun <text:s/>2 13:03 f1</text:p>
          <text:p text:style-name="P20"/>
          <text:p text:style-name="P21">-rw--w---- <text:s/>1 nhuamani nhuamani <text:s text:c="6"/>0 jun <text:s/>2 13:03 f1</text:p>
        </text:list-item>
      </text:list>
      <text:p text:style-name="P2"/>
      <text:p text:style-name="P2"><text:tab/><text:span text:style-name="T9">Muestra una ventana de edición</text:span></text:p>
      <text:list xml:id="list200217819273165" text:continue-numbering="true" text:style-name="L1">
        <text:list-item>
          <text:p text:style-name="P21">fdf</text:p>
          <text:p text:style-name="P22">-rw--w---- <text:s/>1 nhuamani nhuamani <text:s text:c="6"/>0 jun <text:s/>2 13:03 f1</text:p>
        </text:list-item>
      </text:list>
      <text:p text:style-name="P3"/>
      <text:p text:style-name="P3"><text:tab/><text:span text:style-name="T10">-r---w---- <text:s/>1 nhuamani nhuamani <text:s text:c="6"/>0 jun <text:s/>2 13:03 f1</text:span></text:p>
      <text:p text:style-name="P3"><text:tab/>el resultado es que no puede editar porque no tengo permisos</text:p>
      <text:p text:style-name="P4"><text:tab/><text:span text:style-name="T11">-- INSERTAR -- W10: Advertencia: cambiando un archivo de sólo lectura</text:span></text:p>
      <text:list xml:id="list200217400412008" text:continue-numbering="true" text:style-name="L1">
        <text:list-item>
          <text:p text:style-name="P26">se hace con esta instrucción </text:p>
          <text:p text:style-name="P23"><text:span text:style-name="T12">“chmod ug+rx,ug-w f1 f2”</text:span></text:p>
        </text:list-item>
        <text:list-item>
          <text:p text:style-name="P27">cambio todo</text:p>
          <text:p text:style-name="P27">-rw-rw-r-- <text:s/>1 nhuamani nhuamani <text:s text:c="5"/>18 jun <text:s/>2 13:02 mensaje</text:p>
        </text:list-item>
      </text:list>
      <text:p text:style-name="P28"/>
      <text:p text:style-name="P28"><text:tab/>-r-xr-x--- <text:s/>1 nhuamani nhuamani <text:s text:c="5"/>18 jun <text:s/>2 13:02 mensaje</text:p>
      <text:list xml:id="list200216308653314" text:continue-numbering="true" text:style-name="L1">
        <text:list-item>
          <text:p text:style-name="P27">quitamos con el comando chmod -rx mensaje</text:p>
          <text:p text:style-name="P29">-r-xr-x--- <text:s/>1 nhuamani nhuamani <text:s text:c="5"/>18 jun <text:s/>2 13:02 mensaje</text:p>
        </text:list-item>
      </text:list>
      <text:p text:style-name="P30"/>
      <text:p text:style-name="P30"><text:tab/></text:p>
      <text:list xml:id="list200217324099477" text:continue-numbering="true" text:style-name="L1">
        <text:list-header>
          <text:p text:style-name="P29">---------- <text:s/>1 nhuamani nhuamani <text:s text:c="5"/>18 jun <text:s/>2 13:02 mensaje</text:p>
        </text:list-header>
        <text:list-item>
          <text:p text:style-name="P21"/>
          <text:p text:style-name="P31">---------- <text:s/>1 nhuamani nhuamani <text:s text:c="5"/>18 jun <text:s/>2 13:02 mensaje</text:p>
          <text:p text:style-name="P31">ahora le damos permisos con el comando “chmod 75<text:span text:style-name="T13">3 mensaje</text:span>”</text:p>
          <text:p text:style-name="P31">-rwxr-x-w<text:span text:style-name="T13">x</text:span> 1 nhuamani nhuamani <text:s text:c="5"/>18 jun <text:s/>2 13:02 mensaje</text:p>
        </text:list-item>
        <text:list-item>
          <text:p text:style-name="P21"/>
          <text:p text:style-name="P32">-rwxr-x-w<text:span text:style-name="T13">x</text:span> 1 nhuamani nhuamani <text:s text:c="5"/>18 jun <text:s/>2 13:02 mensaje</text:p>
          <text:p text:style-name="P32">ahora le damos permisos con el comando “chmod <text:span text:style-name="T14">615 mensaje</text:span>”</text:p>
          <text:p text:style-name="P33">-rw---xr-x <text:s/>1 nhuamani nhuamani <text:s text:c="5"/>18 jun <text:s/>2 13:02 mensaje</text:p>
        </text:list-item>
        <text:list-item>
          <text:p text:style-name="P34"><text:soft-page-break/></text:p>
          <text:p text:style-name="P34">a) creamos los directorios con “mkdir dir1 dir2 dir3”</text:p>
          <text:p text:style-name="P34">b) creamos los archivos dentro de cada directorio con “touch dir1/fich11 dir2/fich22 dir3/fich33”</text:p>
          <text:p text:style-name="P35">c) <text:span text:style-name="T15">copiamos mensaje a dir3 con “cp mensaje dir3”</text:span></text:p>
          <text:p text:style-name="P37">d) <text:span text:style-name="T16">mostrar la estructura de archivos</text:span></text:p>
          <text:p text:style-name="P37">├── dir1</text:p>
          <text:p text:style-name="P36">│   └── fich11</text:p>
          <text:p text:style-name="P36">├── dir2</text:p>
          <text:p text:style-name="P36">│   └── fich22</text:p>
          <text:p text:style-name="P36">├── dir3</text:p>
          <text:p text:style-name="P36">│   ├── fich33</text:p>
          <text:p text:style-name="P36">│   └── mensaje</text:p>
          <text:p text:style-name="P36">└── mensaje</text:p>
        </text:list-item>
      </text:list>
      <text:p text:style-name="P38"/>
      <text:list xml:id="list200217051714355" text:continue-numbering="true" text:style-name="L1">
        <text:list-item>
          <text:p text:style-name="P24"/>
          <text:p text:style-name="P24"><text:span text:style-name="T17">a) quitamos permiso de leer a todos los usuarios de dir1 con “chmod a-r dir1”</text:span></text:p>
          <text:p text:style-name="P24"><text:span text:style-name="T17">b) quitamos permiso de escritorio a todos los usuarios de dir2 con “chmod a-w dir1”</text:span></text:p>
          <text:p text:style-name="P25"><text:span text:style-name="T17">c) quitamos permiso de brusqueda(ejecución) a todos los usuarios de dir1 con “chmod a-x dir1”</text:span></text:p>
          <text:p text:style-name="P25"><text:span text:style-name="T17">d-wx-wx--x 2 nhuamani nhuamani 4096 jun <text:s/>4 18:29 dir1</text:span></text:p>
          <text:p text:style-name="P39">dr-xr-xr-x 2 nhuamani nhuamani 4096 jun <text:s/>4 18:29 dir2</text:p>
          <text:p text:style-name="P39">drw-rw-r-- 2 nhuamani nhuamani 4096 jun <text:s/>4 18:32 dir3</text:p>
          <text:p text:style-name="P24"/>
        </text:list-item>
        <text:list-item>
          <text:p text:style-name="P40">No muestra de que no tenemos permisos.</text:p>
          <text:p text:style-name="P41">no se puede abrir el directorio 'dir1': Permiso denegado</text:p>
        </text:list-item>
        <text:list-item>
          <text:p text:style-name="P42">No puedo leer el contenido de fich11, no tenemos permisos.</text:p>
        </text:list-item>
        <text:list-item>
          <text:p text:style-name="P43"/>
          <text:p text:style-name="P43">a) Mostramos la lista de ficheros con “ls -l”</text:p>
          <text:p text:style-name="P43">b) Me permitió modificar el <text:span text:style-name="T18">a</text:span>rchivo.</text:p>
          <text:p text:style-name="P44">c) No tenemos los permisos de ejecución </text:p>
          <text:p text:style-name="P43"/>
        </text:list-item>
        <text:list-item>
          <text:p text:style-name="P45"/>
          <text:p text:style-name="P45">a) Me muestra que no tengo los permiso nesesarios para poder listar</text:p>
          <text:list>
            <text:list-header>
              <text:p text:style-name="P45">ls: no se puede acceder a 'dir3/mensaje': Permiso denegado</text:p>
              <text:p text:style-name="P45">ls: no se puede acceder a 'dir3/fich33': Permiso denegado</text:p>
              <text:p text:style-name="P45">fich33 <text:s/>mensaje</text:p>
            </text:list-header>
          </text:list>
        </text:list-item>
      </text:list>
      <text:p text:style-name="P46"><text:tab/>b) No tenemos permisos para hacer dicha acción </text:p>
      <text:list xml:id="list200217299448567" text:continue-numbering="true" text:style-name="L1">
        <text:list-item>
          <text:p text:style-name="P45">Los datos que nos piden son Pass root</text:p>
          <text:p text:style-name="P45"/>
        </text:list-item>
        <text:list-item>
          <text:p text:style-name="P21">--------------</text:p>
        </text:list-item>
        <text:list-item>
          <text:p text:style-name="P21">----------------</text:p>
        </text:list-item>
        <text:list-item>
          <text:p text:style-name="P45"><text:span text:style-name="T20">si </text:span>podemos leer <text:span text:style-name="T19">porque somos dueño del fichero</text:span></text:p>
        </text:list-item>
        <text:list-item>
          <text:p text:style-name="P47"/>
          <text:p text:style-name="P47">a) No me permite porque no tengo permisos para asiganar de usuario al directorio </text:p>
          <text:p text:style-name="P47">b) Se puede solucionar con el comando “sudo”</text:p>
        </text:list-item>
        <text:list-item>
          <text:p text:style-name="P48">no porque no tenemos permisos para poder lectura</text:p>
        </text:list-item>
        <text:list-item>
          <text:p text:style-name="P48"><text:span text:style-name="T21">No</text:span> e podido acceder al fichero</text:p>
        </text:list-item>
        <text:list-item>
          <text:p text:style-name="P49">Si e podido acceder</text:p>
        </text:list-item>
        <text:list-item>
          <text:p text:style-name="P49">Los permisos son:</text:p>
          <text:p text:style-name="P49"><text:soft-page-break/>-rw-rw-r--</text:p>
        </text:list-item>
        <text:list-item>
          <text:p text:style-name="P50">si funciono</text:p>
        </text:list-item>
        <text:list-item>
          <text:p text:style-name="P50">Todo los sistemas de archivos tienen diferentes propiedades, las capacidades permitidas(en copiar, mover archivos) son muy distintas.</text:p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c0556" officeooo:paragraph-rsid="003c0556"/>
    </style:style>
    <style:style style:name="MT1" style:family="text">
      <style:text-properties officeooo:rsid="003c18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actica de permisos 02/06/<text:span text:style-name="MT1">20</text:span>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1:19:23.633041107</meta:creation-date>
    <dc:date>2017-06-04T20:02:13.725708701</dc:date>
    <meta:editing-duration>PT4H23M32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4" meta:paragraph-count="137" meta:word-count="1087" meta:character-count="6640" meta:non-whitespace-character-count="5367"/>
  </office:meta>
</office:document-meta>
</file>